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8" style:family="paragraph" style:parent-style-name="Standard">
      <style:paragraph-properties fo:margin-left="0in" fo:margin-right="0in" fo:text-indent="0.0783in" style:auto-text-indent="false"/>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0" style:family="paragraph" style:parent-style-name="Standard">
      <style:paragraph-properties fo:margin-top="0.1665in" fo:margin-bottom="0.0835in" loext:contextual-spacing="false" fo:line-height="100%" fo:break-before="auto" fo:break-after="auto" fo:keep-with-next="always"/>
    </style:style>
    <style:style style:name="P11"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2"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3"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5"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end" style:justify-single-word="false"/>
    </style:style>
    <style:style style:name="P23" style:family="paragraph" style:parent-style-name="Standard" style:list-style-name="WWNum2">
      <style:paragraph-properties fo:margin-left="0.5in" fo:margin-right="0in" fo:margin-top="0.0398in" fo:margin-bottom="0in" loext:contextual-spacing="false" fo:text-indent="-0.25in" style:auto-text-indent="false"/>
    </style:style>
    <style:style style:name="P24" style:family="paragraph" style:parent-style-name="Standard" style:list-style-name="WWNum1">
      <style:paragraph-properties fo:margin-left="0.5in" fo:margin-right="0in" fo:margin-top="0.0398in" fo:margin-bottom="0in" loext:contextual-spacing="false" fo:text-indent="-0.25in" style:auto-text-indent="false"/>
    </style:style>
    <style:style style:name="P25" style:family="paragraph" style:parent-style-name="Standard" style:list-style-name="WWNum2">
      <style:paragraph-properties fo:margin-left="0.5in" fo:margin-right="0in" fo:margin-top="0in" fo:margin-bottom="0in" loext:contextual-spacing="false" fo:text-indent="-0.25in" style:auto-text-indent="false"/>
    </style:style>
    <style:style style:name="P26" style:family="paragraph" style:parent-style-name="Standard" style:list-style-name="WWNum1">
      <style:paragraph-properties fo:margin-left="0.5in" fo:margin-right="0in" fo:margin-top="0in" fo:margin-bottom="0in" loext:contextual-spacing="false" fo:text-indent="-0.25in" style:auto-text-indent="false"/>
    </style:style>
    <style:style style:name="P27" style:family="paragraph" style:parent-style-name="Standard" style:list-style-name="WWNum2">
      <style:paragraph-properties fo:margin-left="0.5in" fo:margin-right="0in" fo:margin-top="0in" fo:margin-bottom="0.0429in" loext:contextual-spacing="false" fo:text-indent="-0.25in" style:auto-text-indent="false"/>
    </style:style>
    <style:style style:name="P28" style:family="paragraph" style:parent-style-name="Standard" style:list-style-name="WWNum1">
      <style:paragraph-properties fo:margin-left="0.5in" fo:margin-right="0in" fo:margin-top="0in" fo:margin-bottom="0.0429in" loext:contextual-spacing="false" fo:text-align="start" style:justify-single-word="false" fo:text-indent="-0.25in" style:auto-text-indent="false"/>
    </style:style>
    <style:style style:name="P29" style:family="paragraph" style:parent-style-name="Standard">
      <style:paragraph-properties fo:break-before="auto" fo:break-after="auto"/>
    </style:style>
    <style:style style:name="P30" style:family="paragraph" style:parent-style-name="Heading_20_1" style:list-style-name="WWNum3"/>
    <style:style style:name="P31"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style:font-name="Verdana" fo:font-size="8pt" fo:font-weight="bold" style:font-name-asian="Verdana1" style:font-size-asian="8pt" style:font-weight-asian="bold" style:font-name-complex="Verdana1" style:font-size-complex="8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fo:color="#1155cc" style:text-underline-style="solid" style:text-underline-width="auto" style:text-underline-color="font-color"/>
    </style:style>
    <style:style style:name="T20" style:family="text">
      <style:text-properties style:text-underline-style="none"/>
    </style:style>
    <style:style style:name="T21" style:family="text">
      <style:text-properties style:text-underline-style="none" fo:font-weight="bold" style:font-weight-asian="bold"/>
    </style:style>
    <style:style style:name="T22"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bookmark text:name="_aczyuw2yex2w"/><text:span text:style-name="T1">Aplicaciones Ofimáticas (Office Applications)</text:span><text:span text:style-name="T2"><text:line-break/></text:span><text:span text:style-name="T3">UD 05. Procesador de texto</text:span></text:p>
      <text:p text:style-name="P1"><draw:frame draw:style-name="fr1" draw:name="image5.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3"/>
      <text:p text:style-name="P3"/>
      <text:p text:style-name="P3"/>
      <text:p text:style-name="P3"/>
      <text:p text:style-name="P3"/>
      <text:p text:style-name="P4"><text:span text:style-name="T5">Autores: Sergi García Barea, Gloria Muñoz González</text:span><draw:frame draw:style-name="fr3" draw:name="image4.png" text:anchor-type="char" svg:x="2.9689in" svg:y="0.5209in" svg:width="1.0091in" svg:height="0.3535in" draw:z-index="1"><draw:image xlink:href="Pictures/100002010000007600000029ABF5F7A91F7A9EF9.png" xlink:type="simple" xlink:show="embed" xlink:actuate="onLoad" loext:mime-type="image/png"/></draw:frame></text:p>
      <text:p text:style-name="P4"><text:span text:style-name="T5">Actualizado Octubre 2022</text:span></text:p>
      <text:p text:style-name="P4"><text:span text:style-name="T6">Licencia</text:span></text:p>
      <text:p text:style-name="P6"/>
      <text:p text:style-name="P5"><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7"/>
      <text:p text:style-name="P8"><text:span text:style-name="T6">Nomenclatura</text:span></text:p>
      <text:p text:style-name="P8">A lo largo de este tema se utilizarán diferentes símbolos para distinguir elementos importantes dentro del contenido. Estos símbolos son:</text:p>
      <text:p text:style-name="P8"/>
      <text:p text:style-name="P9"><text:span text:style-name="T10"><text:s/>📖 </text:span><text:span text:style-name="T11">Importante</text:span></text:p>
      <text:p text:style-name="Standard"/>
      <text:p text:style-name="P9"><text:span text:style-name="T12"><text:s/>❕</text:span><text:span text:style-name="T13"> </text:span><text:span text:style-name="T11">Atención</text:span></text:p>
      <text:p text:style-name="Standard"><text:s/></text:p>
      <text:p text:style-name="P9"><text:span text:style-name="T10"><text:s/>💬</text:span> <text:span text:style-name="T11">Interesante</text:span></text:p>
      <text:p text:style-name="P10"><text:span text:style-name="T14">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9td0umwlriyn" text:style-name="Index_20_Link" text:visited-style-name="Index_20_Link"><text:span text:style-name="T18">1. ¿Qué es un procesador de texto?</text:span></text:a><text:span text:style-name="T18"><text:tab/>2</text:span></text:p>
          <text:p text:style-name="P12"><text:soft-page-break/><text:a xlink:type="simple" xlink:href="#_4rnru9wvebmk" text:style-name="Index_20_Link" text:visited-style-name="Index_20_Link"><text:span text:style-name="T18">2. Microsoft Office 365 (Word)</text:span></text:a><text:span text:style-name="T18"><text:tab/>3</text:span></text:p>
          <text:p text:style-name="P12"><text:a xlink:type="simple" xlink:href="#_avs69unpw5c2" text:style-name="Index_20_Link" text:visited-style-name="Index_20_Link"><text:span text:style-name="T18">3. Enlaces interesantes para aprender y mejorar en el uso de Word 365</text:span></text:a><text:span text:style-name="T18"><text:tab/>3</text:span></text:p>
          <text:p text:style-name="P13"><text:a xlink:type="simple" xlink:href="#_897j6klahpdv" text:style-name="Index_20_Link" text:visited-style-name="Index_20_Link"><text:span text:style-name="T9">4. ¿Qué entra para examen?</text:span></text:a><text:span text:style-name="T9"><text:tab/>3</text:span></text:p>
        </text:index-body>
      </text:table-of-content>
      <text:p text:style-name="P14"/>
      <text:p text:style-name="P14"/>
      <text:p text:style-name="P14"/>
      <text:p text:style-name="P16"/>
      <text:p text:style-name="P16"/>
      <text:p text:style-name="P16"/>
      <text:p text:style-name="P16"/>
      <text:p text:style-name="P16"/>
      <text:p text:style-name="P16"/>
      <text:p text:style-name="P17"/>
      <text:p text:style-name="P17"/>
      <text:p text:style-name="P17"/>
      <text:p text:style-name="P17"/>
      <text:p text:style-name="P17"/>
      <text:p text:style-name="P17"/>
      <text:p text:style-name="P17"/>
      <text:p text:style-name="P17"/>
      <text:p text:style-name="P22"><text:span text:style-name="T15">Unidad 05. Procesador de texto</text:span></text:p>
      <text:list xml:id="list1713700844" text:style-name="WWNum3">
        <text:list-item>
          <text:p text:style-name="P30"><text:bookmark text:name="_9td0umwlriyn"/>¿Qué es un procesador de texto?</text:p>
        </text:list-item>
      </text:list>
      <text:p text:style-name="Standard">Un procesador de textos es un software que nos permite crear y modificar documentos de texto. Es una de las principales aplicaciones utilizadas en los ordenadores y que ha estado en constante evaluación desde los años 70 hasta la actualidad.</text:p>
      <text:p text:style-name="Standard">Tenéis la definición y más información <text:a xlink:type="simple" xlink:href="https://es.wikipedia.org/wiki/Procesador_de_texto" text:style-name="ListLabel_20_19" text:visited-style-name="ListLabel_20_19"><text:span text:style-name="T19">https://es.wikipedia.org/wiki/Procesador_de_texto</text:span></text:a></text:p>
      <text:p text:style-name="Standard">Los procesadores de texto más importantes son:</text:p>
      <text:list xml:id="list3845206945" text:style-name="WWNum2">
        <text:list-item>
          <text:p text:style-name="P23">Writer (Suite LibreOffice). Es software libre y gratuito.</text:p>
        </text:list-item>
        <text:list-item>
          <text:p text:style-name="P25"><text:soft-page-break/>Word (Suite Office 365). Es software privativo y de pago.</text:p>
        </text:list-item>
        <text:list-item>
          <text:p text:style-name="P27">Google Docs (Suite Google). Es software privativo y gratuito.</text:p>
        </text:list-item>
      </text:list>
      <text:list xml:id="list131745823099983" text:continue-list="list1713700844" text:style-name="WWNum3">
        <text:list-item>
          <text:p text:style-name="P30"><text:bookmark text:name="_4rnru9wvebmk"/>Microsoft Office 365 (Word)</text:p>
        </text:list-item>
      </text:list>
      <text:p text:style-name="Standard">Para la realización de esta unidad, utilizaremos la suite ofimática Office 365. Dentro de esa suite ofimática se encuentran diversos programas (Excel, PowerPoint, etc.), pero en esta unidad para realizar el procesamiento de textos utilizaremos Word.</text:p>
      <text:p text:style-name="P9"><text:span text:style-name="T12"><text:s/>❕</text:span><text:span text:style-name="T13"> </text:span><text:span text:style-name="T11">Atención: </text:span>si no tienes tus credenciales para acceder a Office 365, consulta con el profesorado.</text:p>
      <text:list xml:id="list131744894819798" text:continue-numbering="true" text:style-name="WWNum3">
        <text:list-item>
          <text:p text:style-name="P30"><text:bookmark text:name="_avs69unpw5c2"/>Enlaces interesantes para aprender y mejorar en el uso de Word 365</text:p>
        </text:list-item>
      </text:list>
      <text:p text:style-name="Standard">La formación en procesadores de texto es algo trabajado durante toda la etapa de educación obligatoria, así que partimos de que se tienen unos conocimientos básicos. De todas formas, ya sea para reforzar algún concepto o para aprender algún nuevo truco, es importante estar en continua formación.</text:p>
      <text:p text:style-name="Standard">A continuación proporcionamos algunos enlaces interesantes para poder aprender/mejorar nuestras habilidades con procesadores de texto usando Word 365:</text:p>
      <text:list xml:id="list4257463539" text:style-name="WWNum1">
        <text:list-item>
          <text:p text:style-name="P24">Soporte de aprendizaje Microsoft <text:a xlink:type="simple" xlink:href="https://support.microsoft.com/es-es/training" text:style-name="ListLabel_20_19" text:visited-style-name="ListLabel_20_19"><text:span text:style-name="T19">https://support.microsoft.com/es-es/training</text:span></text:a></text:p>
        </text:list-item>
        <text:list-item>
          <text:p text:style-name="P26">Canal TikTok Word4Ever: <text:a xlink:type="simple" xlink:href="https://www.tiktok.com/@word4ever?is_from_webapp=1&amp;sender_device=pc" text:style-name="ListLabel_20_19" text:visited-style-name="ListLabel_20_19"><text:span text:style-name="T19">https://www.tiktok.com/@word4ever</text:span></text:a></text:p>
        </text:list-item>
        <text:list-item>
          <text:p text:style-name="P26">Canal TikTok ADSistemas: <text:a xlink:type="simple" xlink:href="https://www.tiktok.com/@adsistemas" text:style-name="ListLabel_20_19" text:visited-style-name="ListLabel_20_19"><text:span text:style-name="T19">https://www.tiktok.com/@adsistemas</text:span></text:a></text:p>
        </text:list-item>
        <text:list-item>
          <text:p text:style-name="P28">Curso Word 365 AulaClic: <text:a xlink:type="simple" xlink:href="https://www.youtube.com/watch?v=UqtGVPlz3LE&amp;list=PLomN84AdULIA8PzPPMaoP9yYjXoEd13zH" text:style-name="ListLabel_20_19" text:visited-style-name="ListLabel_20_19"><text:span text:style-name="T19">https://www.youtube.com/watch?v=UqtGVPlz3LE&amp;list=PLomN84AdULIA8PzPPMaoP9yYjXoEd13zH</text:span></text:a></text:p>
        </text:list-item>
      </text:list>
      <text:list xml:id="list131745505366947" text:continue-list="list131744894819798" text:style-name="WWNum3">
        <text:list-item>
          <text:p text:style-name="P30"><text:bookmark text:name="_897j6klahpdv"/>¿Qué entra para examen?</text:p>
        </text:list-item>
      </text:list>
      <text:p text:style-name="Standard">Le llamamos así a este apartado porque para el alumnado siempre es más atractivo que “¿Qué debo aprender en este tema?” :D. </text:p>
      <text:p text:style-name="Standard">En esta unidad no hacemos un listado, ya que <text:span text:style-name="T11">TODO </text:span>(sin excepción) lo que trabajemos en las actividades evaluables y en el reto es susceptible de entrar para examen.</text:p>
      <text:p text:style-name="P9"><text:span text:style-name="T12"><text:s/>❕</text:span><text:span text:style-name="T13"> </text:span><text:span text:style-name="T11">Atención: </text:span>solo es lo trabajado en actividades y en el reto. Eso no significa tener que saber absolutamente todo de Word 365 ni tampoco todo lo expuesto en los enlaces recomendado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D05. Procesador de texto</text:span></text:p>
      </style:header>
      <style:footer>
        <text:p text:style-name="MP4"><text:span text:style-name="MT1">Aplicaciones Ofimáticas (Office Applications)<text:tab/><text:tab/>UD05 - Página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3" meta:paragraph-count="41" meta:word-count="484" meta:character-count="3216" meta:non-whitespace-character-count="2773"/>
    <meta:generator>LibreOfficeDev/6.0.5.2$Linux_X86_64 LibreOffice_project/</meta:generator>
  </office:meta>
</office:document-meta>
</file>